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25-09-29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25-04-23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24-09-23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24-04-25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23-09-25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23-04-12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22-10-24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22-04-2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21-09-29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21-04-23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20-09-24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20-04-28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19-09-30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19-04-23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18-09-06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18-04-2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17-09-20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17-04-14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16-09-2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16-04-1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15-09-17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15-04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14-09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13-09-0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13-04-0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2012-04-0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1989-08-0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1988-09-1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1988-06-2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1988-05-12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1988-04-1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1988-04-12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1988-04-0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1987-12-1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1987-09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1987-07-1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1987-06-1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1987-05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05075472302</text:p>
          </table:table-cell>
          <table:table-cell office:value-type="string" calcext:value-type="string">
            <text:p>CE Bf <text:s/>58</text:p>
          </table:table-cell>
          <table:table-cell office:value-type="string" calcext:value-type="string">
            <text:p>196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